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2.57">
            <text:p>12.570</text:p>
          </table:table-cell>
          <table:table-cell office:value-type="float" office:value="10">
            <text:p>10</text:p>
          </table:table-cell>
          <table:table-cell table:formula="of:=[.C3]*1.01" office:value-type="float" office:value="13.8851001164188">
            <text:p>13.885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98">
            <text:p>11.98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3.2333730624262">
            <text:p>13.2334</text:p>
          </table:table-cell>
          <table:table-cell table:style-name="ce3" office:value-type="float" office:value="13.02">
            <text:p>13.02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4.3821800728539">
            <text:p>14.3822</text:p>
          </table:table-cell>
          <table:table-cell table:style-name="ce3" office:value-type="float" office:value="18.3">
            <text:p>18.30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20.214584895025">
            <text:p>20.2146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2.57">
            <text:p>12.57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3.7476238776424">
            <text:p>13.747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98">
            <text:p>11.98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3.1023495667586">
            <text:p>13.1023</text:p>
          </table:table-cell>
          <table:table-cell table:style-name="ce4" table:formula="of:=[.V2]" office:value-type="float" office:value="13.02">
            <text:p>13.02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4.2397822503504">
            <text:p>14.2398</text:p>
          </table:table-cell>
          <table:table-cell table:style-name="ce4" table:formula="of:=[.Y2]" office:value-type="float" office:value="18.3">
            <text:p>18.30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20.0144404901238">
            <text:p>20.0144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2.57">
            <text:p>12.57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3.611508789745">
            <text:p>13.6115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98">
            <text:p>11.98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9726233334244">
            <text:p>12.9726</text:p>
          </table:table-cell>
          <table:table-cell table:style-name="ce4" table:formula="of:=[.V3]" office:value-type="float" office:value="13.02">
            <text:p>13.02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4.0987943072776">
            <text:p>14.0988</text:p>
          </table:table-cell>
          <table:table-cell table:style-name="ce4" table:formula="of:=[.Y3]" office:value-type="float" office:value="18.3">
            <text:p>18.30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9.8162777129939">
            <text:p>19.8163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2.57">
            <text:p>12.57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3.4767413759851">
            <text:p>13.4767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98">
            <text:p>11.98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844181518242">
            <text:p>12.8442</text:p>
          </table:table-cell>
          <table:table-cell table:style-name="ce4" table:formula="of:=[.V4]" office:value-type="float" office:value="13.02">
            <text:p>13.02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3.9592022844333">
            <text:p>13.9592</text:p>
          </table:table-cell>
          <table:table-cell table:style-name="ce4" table:formula="of:=[.Y4]" office:value-type="float" office:value="18.3">
            <text:p>18.30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9.6200769435583">
            <text:p>19.6201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2.57">
            <text:p>12.57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3.3433082930546">
            <text:p>13.3433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98">
            <text:p>11.98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7170114042">
            <text:p>12.7170</text:p>
          </table:table-cell>
          <table:table-cell table:style-name="ce4" table:formula="of:=[.V5]" office:value-type="float" office:value="13.02">
            <text:p>13.02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3.820992360825">
            <text:p>13.8210</text:p>
          </table:table-cell>
          <table:table-cell table:style-name="ce4" table:formula="of:=[.Y5]" office:value-type="float" office:value="18.3">
            <text:p>18.30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9.4258187559983">
            <text:p>19.4258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2.57">
            <text:p>12.57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3.211196329757">
            <text:p>13.2112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98">
            <text:p>11.98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591100400198">
            <text:p>12.5911</text:p>
          </table:table-cell>
          <table:table-cell table:style-name="ce4" table:formula="of:=[.V6]" office:value-type="float" office:value="13.02">
            <text:p>13.02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3.684150852302">
            <text:p>13.6842</text:p>
          </table:table-cell>
          <table:table-cell table:style-name="ce4" table:formula="of:=[.Y6]" office:value-type="float" office:value="18.3">
            <text:p>18.30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9.23348391683">
            <text:p>19.2335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2.57">
            <text:p>12.57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0803924057">
            <text:p>13.0804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98">
            <text:p>11.98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2.4664360398">
            <text:p>12.4664</text:p>
          </table:table-cell>
          <table:table-cell table:style-name="ce4" table:formula="of:=[.V7]" office:value-type="float" office:value="13.02">
            <text:p>13.02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3.5486642102">
            <text:p>13.5487</text:p>
          </table:table-cell>
          <table:table-cell table:style-name="ce4" table:formula="of:=[.Y7]" office:value-type="float" office:value="18.3">
            <text:p>18.30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9.043053383">
            <text:p>19.0431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2.57">
            <text:p>12.57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2.95088357">
            <text:p>12.950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98">
            <text:p>11.98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2.34300598">
            <text:p>12.3430</text:p>
          </table:table-cell>
          <table:table-cell table:style-name="ce4" table:formula="of:=[.V8]" office:value-type="float" office:value="13.02">
            <text:p>13.02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3.41451902">
            <text:p>13.4145</text:p>
          </table:table-cell>
          <table:table-cell table:style-name="ce4" table:formula="of:=[.Y8]" office:value-type="float" office:value="18.3">
            <text:p>18.30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8.8545083">
            <text:p>18.8545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2.57">
            <text:p>12.57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2.822657">
            <text:p>12.8227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98">
            <text:p>11.98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2.220798">
            <text:p>12.2208</text:p>
          </table:table-cell>
          <table:table-cell table:style-name="ce4" table:formula="of:=[.V9]" office:value-type="float" office:value="13.02">
            <text:p>13.02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3.281702">
            <text:p>13.2817</text:p>
          </table:table-cell>
          <table:table-cell table:style-name="ce4" table:formula="of:=[.Y9]" office:value-type="float" office:value="18.3">
            <text:p>18.30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8.66783">
            <text:p>18.667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2.57">
            <text:p>12.57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2.6957">
            <text:p>12.6957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98">
            <text:p>11.98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2.0998">
            <text:p>12.0998</text:p>
          </table:table-cell>
          <table:table-cell table:style-name="ce4" table:formula="of:=[.V10]" office:value-type="float" office:value="13.02">
            <text:p>13.02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3.1502">
            <text:p>13.1502</text:p>
          </table:table-cell>
          <table:table-cell table:style-name="ce4" table:formula="of:=[.Y10]" office:value-type="float" office:value="18.3">
            <text:p>18.30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8.483">
            <text:p>18.4830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2.57">
            <text:p>12.57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2.57">
            <text:p>12.57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98">
            <text:p>11.98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98">
            <text:p>11.9800</text:p>
          </table:table-cell>
          <table:table-cell table:style-name="ce4" table:formula="of:=[.V11]" office:value-type="float" office:value="13.02">
            <text:p>13.02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3.02">
            <text:p>13.0200</text:p>
          </table:table-cell>
          <table:table-cell table:style-name="ce4" table:formula="of:=[.Y11]" office:value-type="float" office:value="18.3">
            <text:p>18.30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8.3">
            <text:p>18.30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2.57">
            <text:p>12.57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2.4455445544554">
            <text:p>12.445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98">
            <text:p>11.98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8613861386139">
            <text:p>11.8614</text:p>
          </table:table-cell>
          <table:table-cell table:style-name="ce4" table:formula="of:=[.V12]" office:value-type="float" office:value="13.02">
            <text:p>13.02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2.8910891089109">
            <text:p>12.8911</text:p>
          </table:table-cell>
          <table:table-cell table:style-name="ce4" table:formula="of:=[.Y12]" office:value-type="float" office:value="18.3">
            <text:p>18.30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8.1188118811881">
            <text:p>18.1188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2.57">
            <text:p>12.57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2.322321341045">
            <text:p>12.322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98">
            <text:p>11.98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7439466718949">
            <text:p>11.7439</text:p>
          </table:table-cell>
          <table:table-cell table:style-name="ce4" table:formula="of:=[.V13]" office:value-type="float" office:value="13.02">
            <text:p>13.02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2.7634545632781">
            <text:p>12.7635</text:p>
          </table:table-cell>
          <table:table-cell table:style-name="ce4" table:formula="of:=[.Y13]" office:value-type="float" office:value="18.3">
            <text:p>18.30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7.9394177041467">
            <text:p>17.9394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2.57">
            <text:p>12.57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2003181594505">
            <text:p>12.2003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98">
            <text:p>11.98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6276699721732">
            <text:p>11.6277</text:p>
          </table:table-cell>
          <table:table-cell table:style-name="ce4" table:formula="of:=[.V14]" office:value-type="float" office:value="13.02">
            <text:p>13.02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2.6370837260179">
            <text:p>12.6371</text:p>
          </table:table-cell>
          <table:table-cell table:style-name="ce4" table:formula="of:=[.Y14]" office:value-type="float" office:value="18.3">
            <text:p>18.30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7.7617997070759">
            <text:p>17.7618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2.57">
            <text:p>12.57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079522930149">
            <text:p>12.079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98">
            <text:p>11.98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5125445269041">
            <text:p>11.5125</text:p>
          </table:table-cell>
          <table:table-cell table:style-name="ce4" table:formula="of:=[.V15]" office:value-type="float" office:value="13.02">
            <text:p>13.02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2.5119640851663">
            <text:p>12.5120</text:p>
          </table:table-cell>
          <table:table-cell table:style-name="ce4" table:formula="of:=[.Y15]" office:value-type="float" office:value="18.3">
            <text:p>18.30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7.5859403040355">
            <text:p>17.5859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2.57">
            <text:p>12.57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1.9599236932168">
            <text:p>11.9599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98">
            <text:p>11.98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1.3985589375288">
            <text:p>11.3986</text:p>
          </table:table-cell>
          <table:table-cell table:style-name="ce4" table:formula="of:=[.V16]" office:value-type="float" office:value="13.02">
            <text:p>13.02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2.3880832526399">
            <text:p>12.3881</text:p>
          </table:table-cell>
          <table:table-cell table:style-name="ce4" table:formula="of:=[.Y16]" office:value-type="float" office:value="18.3">
            <text:p>18.30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7.4118220832035">
            <text:p>17.4118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2.57">
            <text:p>12.57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1.8415086071454">
            <text:p>11.841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98">
            <text:p>11.98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1.2857019183454">
            <text:p>11.2857</text:p>
          </table:table-cell>
          <table:table-cell table:style-name="ce4" table:formula="of:=[.V17]" office:value-type="float" office:value="13.02">
            <text:p>13.02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2.2654289630098">
            <text:p>12.2654</text:p>
          </table:table-cell>
          <table:table-cell table:style-name="ce4" table:formula="of:=[.Y17]" office:value-type="float" office:value="18.3">
            <text:p>18.30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7.239427805152">
            <text:p>17.2394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2.57">
            <text:p>12.57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1.7242659476687">
            <text:p>11.7243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98">
            <text:p>11.98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1.1739622953915">
            <text:p>11.1740</text:p>
          </table:table-cell>
          <table:table-cell table:style-name="ce4" table:formula="of:=[.V18]" office:value-type="float" office:value="13.02">
            <text:p>13.02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2.1439890722869">
            <text:p>12.1440</text:p>
          </table:table-cell>
          <table:table-cell table:style-name="ce4" table:formula="of:=[.Y18]" office:value-type="float" office:value="18.3">
            <text:p>18.30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7.0687404011406">
            <text:p>17.0687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2.57">
            <text:p>12.57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1.6081841066027">
            <text:p>11.6082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98">
            <text:p>11.98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1.0633290053381">
            <text:p>11.0633</text:p>
          </table:table-cell>
          <table:table-cell table:style-name="ce4" table:formula="of:=[.V19]" office:value-type="float" office:value="13.02">
            <text:p>13.02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2.0237515567197">
            <text:p>12.0238</text:p>
          </table:table-cell>
          <table:table-cell table:style-name="ce4" table:formula="of:=[.Y19]" office:value-type="float" office:value="18.3">
            <text:p>18.30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6.8997429714263">
            <text:p>16.8997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2.57">
            <text:p>12.57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1.4932515906957">
            <text:p>11.4933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98">
            <text:p>11.98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9537910943942">
            <text:p>10.9538</text:p>
          </table:table-cell>
          <table:table-cell table:style-name="ce4" table:formula="of:=[.V20]" office:value-type="float" office:value="13.02">
            <text:p>13.02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1.9047045116037">
            <text:p>11.9047</text:p>
          </table:table-cell>
          <table:table-cell table:style-name="ce4" table:formula="of:=[.Y20]" office:value-type="float" office:value="18.3">
            <text:p>18.30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6.7324187835904">
            <text:p>16.732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2.57">
            <text:p>12.57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3794570204908">
            <text:p>11.379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98">
            <text:p>11.98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8453377172219">
            <text:p>10.8453</text:p>
          </table:table-cell>
          <table:table-cell table:style-name="ce4" table:formula="of:=[.V21]" office:value-type="float" office:value="13.02">
            <text:p>13.02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1.7868361501026">
            <text:p>11.7868</text:p>
          </table:table-cell>
          <table:table-cell table:style-name="ce4" table:formula="of:=[.Y21]" office:value-type="float" office:value="18.3">
            <text:p>18.30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6.5667512708816">
            <text:p>16.56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8.83">
            <text:p>18.83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20.800034621493">
            <text:p>20.8000</text:p>
          </table:table-cell>
          <table:table-cell table:style-name="ce3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23717678046055">
            <text:p>1.2372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8.83">
            <text:p>18.83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20.5940936846465">
            <text:p>20.5941</text:p>
          </table:table-cell>
          <table:table-cell table:style-name="ce4" table:formula="of:=[.Y25]" office:value-type="float" office:value="1.12">
            <text:p>1.12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22492750540648">
            <text:p>1.224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8.83">
            <text:p>18.83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20.3901917669768">
            <text:p>20.3902</text:p>
          </table:table-cell>
          <table:table-cell table:style-name="ce4" table:formula="of:=[.Y26]" office:value-type="float" office:value="1.12">
            <text:p>1.12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21279951030345">
            <text:p>1.212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8.83">
            <text:p>18.83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20.188308680175">
            <text:p>20.1883</text:p>
          </table:table-cell>
          <table:table-cell table:style-name="ce4" table:formula="of:=[.Y27]" office:value-type="float" office:value="1.12">
            <text:p>1.12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20079159435985">
            <text:p>1.2008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8.83">
            <text:p>18.83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9.9884244358168">
            <text:p>19.9884</text:p>
          </table:table-cell>
          <table:table-cell table:style-name="ce4" table:formula="of:=[.Y28]" office:value-type="float" office:value="1.12">
            <text:p>1.12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8890256867312">
            <text:p>1.1889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8.83">
            <text:p>18.83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9.790519243383">
            <text:p>19.7905</text:p>
          </table:table-cell>
          <table:table-cell table:style-name="ce4" table:formula="of:=[.Y29]" office:value-type="float" office:value="1.12">
            <text:p>1.12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77131256112">
            <text:p>1.1771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8.83">
            <text:p>18.83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9.5945735083">
            <text:p>19.5946</text:p>
          </table:table-cell>
          <table:table-cell table:style-name="ce4" table:formula="of:=[.Y30]" office:value-type="float" office:value="1.12">
            <text:p>1.12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654764912">
            <text:p>1.1655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8.83">
            <text:p>18.83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9.40056783">
            <text:p>19.4006</text:p>
          </table:table-cell>
          <table:table-cell table:style-name="ce4" table:formula="of:=[.Y31]" office:value-type="float" office:value="1.12">
            <text:p>1.12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5393712">
            <text:p>1.1539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8.83">
            <text:p>18.83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9.208483">
            <text:p>19.2085</text:p>
          </table:table-cell>
          <table:table-cell table:style-name="ce4" table:formula="of:=[.Y32]" office:value-type="float" office:value="1.12">
            <text:p>1.12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142512">
            <text:p>1.1425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8.83">
            <text:p>18.83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9.0183">
            <text:p>19.0183</text:p>
          </table:table-cell>
          <table:table-cell table:style-name="ce4" table:formula="of:=[.Y33]" office:value-type="float" office:value="1.12">
            <text:p>1.12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1312">
            <text:p>1.131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8.83">
            <text:p>18.83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8.83">
            <text:p>18.8300</text:p>
          </table:table-cell>
          <table:table-cell table:style-name="ce4" table:formula="of:=[.Y34]" office:value-type="float" office:value="1.12">
            <text:p>1.12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12">
            <text:p>1.12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8.83">
            <text:p>18.83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8.6435643564356">
            <text:p>18.6436</text:p>
          </table:table-cell>
          <table:table-cell table:style-name="ce4" table:formula="of:=[.Y35]" office:value-type="float" office:value="1.12">
            <text:p>1.12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10891089108911">
            <text:p>1.108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8.83">
            <text:p>18.83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8.4589746103323">
            <text:p>18.4590</text:p>
          </table:table-cell>
          <table:table-cell table:style-name="ce4" table:formula="of:=[.Y36]" office:value-type="float" office:value="1.12">
            <text:p>1.12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9793157533575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8.83">
            <text:p>18.83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8.2762124854775">
            <text:p>18.2762</text:p>
          </table:table-cell>
          <table:table-cell table:style-name="ce4" table:formula="of:=[.Y37]" office:value-type="float" office:value="1.12">
            <text:p>1.12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8706096567896">
            <text:p>1.0871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8.83">
            <text:p>18.83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8.0952598866114">
            <text:p>18.0953</text:p>
          </table:table-cell>
          <table:table-cell table:style-name="ce4" table:formula="of:=[.Y38]" office:value-type="float" office:value="1.12">
            <text:p>1.12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7629798582075">
            <text:p>1.0763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8.83">
            <text:p>18.83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7.9160988976351">
            <text:p>17.9161</text:p>
          </table:table-cell>
          <table:table-cell table:style-name="ce4" table:formula="of:=[.Y39]" office:value-type="float" office:value="1.12">
            <text:p>1.12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6564157011956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8.83">
            <text:p>18.83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7.7387117798367">
            <text:p>17.7387</text:p>
          </table:table-cell>
          <table:table-cell table:style-name="ce4" table:formula="of:=[.Y40]" office:value-type="float" office:value="1.12">
            <text:p>1.12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5509066348471">
            <text:p>1.0551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8.83">
            <text:p>18.83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7.5630809701354">
            <text:p>17.5631</text:p>
          </table:table-cell>
          <table:table-cell table:style-name="ce4" table:formula="of:=[.Y41]" office:value-type="float" office:value="1.12">
            <text:p>1.12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04464422127199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8.83">
            <text:p>18.83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7.3891890793419">
            <text:p>17.3892</text:p>
          </table:table-cell>
          <table:table-cell table:style-name="ce4" table:formula="of:=[.Y42]" office:value-type="float" office:value="1.12">
            <text:p>1.12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03430120918019">
            <text:p>1.0343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8.83">
            <text:p>18.83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7.2170188904376">
            <text:p>17.2170</text:p>
          </table:table-cell>
          <table:table-cell table:style-name="ce4" table:formula="of:=[.Y43]" office:value-type="float" office:value="1.12">
            <text:p>1.12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0240606031487">
            <text:p>1.0241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8.83">
            <text:p>18.83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7.0465533568689">
            <text:p>17.0466</text:p>
          </table:table-cell>
          <table:table-cell table:style-name="ce4" table:formula="of:=[.Y44]" office:value-type="float" office:value="1.12">
            <text:p>1.12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01392138925614">
            <text:p>1.013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972222.05">
            <text:p>972222.0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757422">
            <text:p>757422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1931249">
            <text:p>1931249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11.63">
            <text:p>11.6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2.8467553185323">
            <text:p>12.846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11.63">
            <text:p>11.6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7195597213191">
            <text:p>12.719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11.63">
            <text:p>11.6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5936234864546">
            <text:p>12.59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11.63">
            <text:p>11.6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4689341450045">
            <text:p>12.468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11.63">
            <text:p>11.6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3454793514896">
            <text:p>12.3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11.63">
            <text:p>11.6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223246882663">
            <text:p>12.223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11.63">
            <text:p>11.6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1022246363">
            <text:p>12.102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11.63">
            <text:p>11.6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98240063">
            <text:p>11.98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11.63">
            <text:p>11.6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863763">
            <text:p>11.8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11.63">
            <text:p>11.6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7463">
            <text:p>11.746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11.63">
            <text:p>11.6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63">
            <text:p>11.6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11.63">
            <text:p>11.6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5148514851485">
            <text:p>11.514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11.63">
            <text:p>11.6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4008430546025">
            <text:p>11.40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11.63">
            <text:p>11.6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2879634203985">
            <text:p>11.28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11.63">
            <text:p>11.6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1762014063352">
            <text:p>11.176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11.63">
            <text:p>11.6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0655459468665">
            <text:p>11.065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11.63">
            <text:p>11.6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9559860860064">
            <text:p>10.956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11.63">
            <text:p>11.6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847510976244">
            <text:p>10.847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11.63">
            <text:p>11.6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7401098774693">
            <text:p>10.74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11.63">
            <text:p>11.6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6337721559102">
            <text:p>10.63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11.63">
            <text:p>11.6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5284872830794">
            <text:p>10.528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95">
            <text:p>1.19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2002343986639">
            <text:p>1.3200</text:p>
          </table:table-cell>
          <table:table-cell table:style-name="ce3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113305642107">
            <text:p>1.131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95">
            <text:p>1.19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0695390085781">
            <text:p>1.3070</text:p>
          </table:table-cell>
          <table:table-cell table:style-name="ce4" table:formula="of:=[.Y25]" office:value-type="float" office:value="1.024">
            <text:p>1.02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1993371922879">
            <text:p>1.11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95">
            <text:p>1.19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9401376322556">
            <text:p>1.2940</text:p>
          </table:table-cell>
          <table:table-cell table:style-name="ce4" table:formula="of:=[.Y26]" office:value-type="float" office:value="1.024">
            <text:p>1.02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884526656315">
            <text:p>1.108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95">
            <text:p>1.19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8120174576788">
            <text:p>1.2812</text:p>
          </table:table-cell>
          <table:table-cell table:style-name="ce4" table:formula="of:=[.Y27]" office:value-type="float" office:value="1.024">
            <text:p>1.02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786660055758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95">
            <text:p>1.19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6851657996819">
            <text:p>1.2685</text:p>
          </table:table-cell>
          <table:table-cell table:style-name="ce4" table:formula="of:=[.Y28]" office:value-type="float" office:value="1.024">
            <text:p>1.02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699663421542">
            <text:p>1.087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95">
            <text:p>1.19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559570098695">
            <text:p>1.2560</text:p>
          </table:table-cell>
          <table:table-cell table:style-name="ce4" table:formula="of:=[.Y29]" office:value-type="float" office:value="1.024">
            <text:p>1.02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62342913024">
            <text:p>1.076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95">
            <text:p>1.19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4352179195">
            <text:p>1.2435</text:p>
          </table:table-cell>
          <table:table-cell table:style-name="ce4" table:formula="of:=[.Y30]" office:value-type="float" office:value="1.024">
            <text:p>1.02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557850624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95">
            <text:p>1.19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31209695">
            <text:p>1.2312</text:p>
          </table:table-cell>
          <table:table-cell table:style-name="ce4" table:formula="of:=[.Y31]" office:value-type="float" office:value="1.024">
            <text:p>1.02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5028224">
            <text:p>1.055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95">
            <text:p>1.19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190195">
            <text:p>1.2190</text:p>
          </table:table-cell>
          <table:table-cell table:style-name="ce4" table:formula="of:=[.Y32]" office:value-type="float" office:value="1.024">
            <text:p>1.02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45824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95">
            <text:p>1.19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0695">
            <text:p>1.2070</text:p>
          </table:table-cell>
          <table:table-cell table:style-name="ce4" table:formula="of:=[.Y33]" office:value-type="float" office:value="1.024">
            <text:p>1.02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424">
            <text:p>1.034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95">
            <text:p>1.19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95">
            <text:p>1.1950</text:p>
          </table:table-cell>
          <table:table-cell table:style-name="ce4" table:formula="of:=[.Y34]" office:value-type="float" office:value="1.024">
            <text:p>1.02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4">
            <text:p>1.02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95">
            <text:p>1.19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8316831683168">
            <text:p>1.1832</text:p>
          </table:table-cell>
          <table:table-cell table:style-name="ce4" table:formula="of:=[.Y35]" office:value-type="float" office:value="1.024">
            <text:p>1.02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386138613861">
            <text:p>1.013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95">
            <text:p>1.19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7145377904127">
            <text:p>1.1715</text:p>
          </table:table-cell>
          <table:table-cell table:style-name="ce4" table:formula="of:=[.Y36]" office:value-type="float" office:value="1.024">
            <text:p>1.02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382315459269">
            <text:p>1.003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95">
            <text:p>1.19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5985522677354">
            <text:p>1.1599</text:p>
          </table:table-cell>
          <table:table-cell table:style-name="ce4" table:formula="of:=[.Y37]" office:value-type="float" office:value="1.024">
            <text:p>1.02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3884311477908">
            <text:p>0.993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95">
            <text:p>1.19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4837151165697">
            <text:p>1.1484</text:p>
          </table:table-cell>
          <table:table-cell table:style-name="ce4" table:formula="of:=[.Y38]" office:value-type="float" office:value="1.024">
            <text:p>1.02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4043872750404">
            <text:p>0.984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95">
            <text:p>1.19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3700149669006">
            <text:p>1.1370</text:p>
          </table:table-cell>
          <table:table-cell table:style-name="ce4" table:formula="of:=[.Y39]" office:value-type="float" office:value="1.024">
            <text:p>1.02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4300864109311">
            <text:p>0.974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95">
            <text:p>1.19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2574405612878">
            <text:p>1.1257</text:p>
          </table:table-cell>
          <table:table-cell table:style-name="ce4" table:formula="of:=[.Y40]" office:value-type="float" office:value="1.024">
            <text:p>1.02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4654320900308">
            <text:p>0.96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95">
            <text:p>1.19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1459807537503">
            <text:p>1.1146</text:p>
          </table:table-cell>
          <table:table-cell table:style-name="ce4" table:formula="of:=[.Y41]" office:value-type="float" office:value="1.024">
            <text:p>1.02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5103288020107">
            <text:p>0.955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95">
            <text:p>1.19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0356245086636">
            <text:p>1.1036</text:p>
          </table:table-cell>
          <table:table-cell table:style-name="ce4" table:formula="of:=[.Y42]" office:value-type="float" office:value="1.024">
            <text:p>1.02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5646819821888">
            <text:p>0.94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95">
            <text:p>1.19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926360899667">
            <text:p>1.0926</text:p>
          </table:table-cell>
          <table:table-cell table:style-name="ce4" table:formula="of:=[.Y43]" office:value-type="float" office:value="1.024">
            <text:p>1.02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6283980021671">
            <text:p>0.93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95">
            <text:p>1.19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8181791085812">
            <text:p>1.0818</text:p>
          </table:table-cell>
          <table:table-cell table:style-name="ce4" table:formula="of:=[.Y44]" office:value-type="float" office:value="1.024">
            <text:p>1.02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013841605615">
            <text:p>0.9270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2015／04／02</text:date>, <text:time>11:30:2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02T11:30:22.98</dc:date>
    <meta:editing-duration>P28DT16H31M16S</meta:editing-duration>
    <meta:editing-cycles>83</meta:editing-cycles>
    <meta:generator>OpenOffice/4.1.1$Win32 OpenOffice.org_project/411m6$Build-9775</meta:generator>
    <meta:document-statistic meta:table-count="6" meta:cell-count="3417" meta:object-count="0"/>
  </office:meta>
</office:document-meta>
</file>